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, Verdana, Helvetica, sans" svg:font-family="Arial, Verdana, Helvetica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, Verdana, Helvetica, sans" fo:font-weight="bold" style:font-weight-asian="bold" fo:font-style="italic" style:font-style-asian="italic" fo:color="#000000"/>
    </style:style>
    <style:style style:name="T2" style:parent-style-name="Основнойшрифтабзаца" style:family="text">
      <style:text-properties style:font-name="Arial, Verdana, Helvetica, sans" fo:color="#000000"/>
    </style:style>
    <style:style style:name="T3" style:parent-style-name="Основнойшрифтабзаца" style:family="text">
      <style:text-properties style:font-name="Arial, Verdana, Helvetica, sans" fo:color="#000000" fo:background-color="#00FF00"/>
    </style:style>
    <style:style style:name="T4" style:parent-style-name="Основнойшрифтабзаца" style:family="text">
      <style:text-properties fo:color="#000000" fo:background-color="#00FF00"/>
    </style:style>
    <style:style style:name="T5" style:parent-style-name="Основнойшрифтабзаца" style:family="text">
      <style:text-properties fo:color="#000000" fo:background-color="#00FF00"/>
    </style:style>
    <style:style style:name="T6" style:parent-style-name="Основнойшрифтабзаца" style:family="text">
      <style:text-properties style:font-name="Arial, Verdana, Helvetica, sans" fo:color="#000000" fo:background-color="#00FF00"/>
    </style:style>
    <style:style style:name="T7" style:parent-style-name="Основнойшрифтабзаца" style:family="text">
      <style:text-properties style:font-name="Arial, Verdana, Helvetica, sans" fo:color="#000000"/>
    </style:style>
    <style:style style:name="T8" style:parent-style-name="Основнойшрифтабзаца" style:family="text">
      <style:text-properties fo:color="#000000"/>
    </style:style>
    <style:style style:name="T9" style:parent-style-name="Основнойшрифтабзаца" style:family="text">
      <style:text-properties fo:color="#000000"/>
    </style:style>
    <style:style style:name="T10" style:parent-style-name="Основнойшрифтабзаца" style:family="text">
      <style:text-properties style:font-name="Arial, Verdana, Helvetica, sans" fo:color="#000000"/>
    </style:style>
    <style:style style:name="T11" style:parent-style-name="Основнойшрифтабзаца" style:family="text">
      <style:text-properties style:font-name="Arial, Verdana, Helvetica, sans" fo:color="#000000"/>
    </style:style>
    <style:style style:name="T12" style:parent-style-name="Основнойшрифтабзаца" style:family="text">
      <style:text-properties style:font-name="Arial, Verdana, Helvetica, sans" fo:color="#000000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style:font-name="Arial, Verdana, Helvetica, sans" fo:color="#000000"/>
    </style:style>
    <style:style style:name="T16" style:parent-style-name="Основнойшрифтабзаца" style:family="text">
      <style:text-properties style:font-name="Arial, Verdana, Helvetica, sans" fo:color="#000000"/>
    </style:style>
    <style:style style:name="T17" style:parent-style-name="Основнойшрифтабзаца" style:family="text">
      <style:text-properties fo:color="#000000"/>
    </style:style>
    <style:style style:name="T18" style:parent-style-name="Основнойшрифтабзаца" style:family="text">
      <style:text-properties fo:color="#000000"/>
    </style:style>
    <style:style style:name="T19" style:parent-style-name="Основнойшрифтабзаца" style:family="text">
      <style:text-properties style:font-name="Arial, Verdana, Helvetica, sans" fo:color="#000000"/>
    </style:style>
    <style:style style:name="T20" style:parent-style-name="Основнойшрифтабзаца" style:family="text">
      <style:text-properties style:font-name="Arial, Verdana, Helvetica, sans" fo:color="#000000"/>
    </style:style>
    <style:style style:name="T21" style:parent-style-name="Основнойшрифтабзаца" style:family="text">
      <style:text-properties fo:color="#000000"/>
    </style:style>
    <style:style style:name="T22" style:parent-style-name="Основнойшрифтабзаца" style:family="text">
      <style:text-properties fo:color="#000000"/>
    </style:style>
    <style:style style:name="T23" style:parent-style-name="Основнойшрифтабзаца" style:family="text">
      <style:text-properties style:font-name="Arial, Verdana, Helvetica, sans" fo:color="#000000"/>
    </style:style>
    <style:style style:name="T24" style:parent-style-name="Основнойшрифтабзаца" style:family="text">
      <style:text-properties style:font-name="Arial, Verdana, Helvetica, sans" fo:color="#000000" fo:background-color="#00FF00"/>
    </style:style>
    <style:style style:name="T25" style:parent-style-name="Основнойшрифтабзаца" style:family="text">
      <style:text-properties fo:color="#000000" fo:background-color="#00FF00"/>
    </style:style>
    <style:style style:name="T26" style:parent-style-name="Основнойшрифтабзаца" style:family="text">
      <style:text-properties fo:color="#000000" fo:background-color="#00FF00"/>
    </style:style>
    <style:style style:name="T27" style:parent-style-name="Основнойшрифтабзаца" style:family="text">
      <style:text-properties style:font-name="Arial, Verdana, Helvetica, sans" fo:color="#000000" fo:background-color="#00FF00"/>
    </style:style>
    <style:style style:name="P28" style:parent-style-name="Standard" style:family="paragraph">
      <style:paragraph-properties fo:text-align="center"/>
      <style:text-properties style:font-name="Arial, Verdana, Helvetica, sans" fo:font-weight="bold" style:font-weight-asian="bold" fo:font-style="italic" style:font-style-asian="italic" fo:color="#000000"/>
    </style:style>
    <style:style style:name="P29" style:parent-style-name="Standard" style:family="paragraph">
      <style:paragraph-properties fo:text-align="center"/>
      <style:text-properties style:font-name="Arial, Verdana, Helvetica, sans" fo:font-weight="bold" style:font-weight-asian="bold" fo:font-style="italic" style:font-style-asian="italic" fo:color="#000000"/>
    </style:style>
    <style:style style:name="P30" style:parent-style-name="Textbody" style:family="paragraph">
      <style:text-properties style:font-name="Arial, Verdana, Helvetica, sans" fo:color="#000000"/>
    </style:style>
    <style:style style:name="P31" style:parent-style-name="Textbody" style:list-style-name="LFO1" style:family="paragraph">
      <style:text-properties style:font-name="Arial, Verdana, Helvetica, sans" fo:color="#000000"/>
    </style:style>
    <style:style style:name="P32" style:parent-style-name="Textbody" style:list-style-name="LFO1" style:family="paragraph">
      <style:text-properties style:font-name="Arial, Verdana, Helvetica, sans" fo:color="#000000" fo:background-color="#00FF00"/>
    </style:style>
    <style:style style:name="P33" style:parent-style-name="Textbody" style:list-style-name="LFO1" style:family="paragraph">
      <style:text-properties style:font-name="Arial, Verdana, Helvetica, sans" fo:color="#000000"/>
    </style:style>
    <style:style style:name="P34" style:parent-style-name="Textbody" style:list-style-name="LFO1" style:family="paragraph">
      <style:text-properties style:font-name="Arial, Verdana, Helvetica, sans" fo:color="#000000"/>
    </style:style>
    <style:style style:name="P35" style:parent-style-name="Textbody" style:list-style-name="LFO1" style:family="paragraph">
      <style:text-properties style:font-name="Arial, Verdana, Helvetica, sans" fo:color="#000000" fo:background-color="#00FF00"/>
    </style:style>
    <style:style style:name="P36" style:parent-style-name="Textbody" style:list-style-name="LFO1" style:family="paragraph">
      <style:text-properties style:font-name="Arial, Verdana, Helvetica, sans" fo:color="#000000"/>
    </style:style>
    <style:style style:name="P37" style:parent-style-name="Textbody" style:family="paragraph">
      <style:paragraph-properties fo:text-align="center"/>
      <style:text-properties style:font-name="Arial, Verdana, Helvetica, sans" fo:font-weight="bold" style:font-weight-asian="bold" fo:font-style="italic" style:font-style-asian="italic" fo:color="#000000"/>
    </style:style>
    <style:style style:name="P38" style:parent-style-name="Textbody" style:family="paragraph">
      <style:text-properties style:font-name="Arial, Verdana, Helvetica, sans" fo:color="#000000"/>
    </style:style>
    <style:style style:name="P39" style:parent-style-name="Textbody" style:list-style-name="LFO2" style:family="paragraph">
      <style:text-properties style:font-name="Arial, Verdana, Helvetica, sans" fo:color="#000000"/>
    </style:style>
    <style:style style:name="P40" style:parent-style-name="Textbody" style:list-style-name="LFO2" style:family="paragraph">
      <style:text-properties style:font-name="Arial, Verdana, Helvetica, sans" fo:color="#000000" fo:background-color="#00FF00"/>
    </style:style>
    <style:style style:name="P41" style:parent-style-name="Textbody" style:list-style-name="LFO2" style:family="paragraph">
      <style:text-properties style:font-name="Arial, Verdana, Helvetica, sans" fo:color="#000000"/>
    </style:style>
    <style:style style:name="P42" style:parent-style-name="Textbody" style:family="paragraph">
      <style:text-properties style:font-name="Arial, Verdana, Helvetica, sans" fo:color="#000000"/>
    </style:style>
    <style:style style:name="P43" style:parent-style-name="Textbody" style:family="paragraph">
      <style:text-properties style:font-name="Arial, Verdana, Helvetica, sans" fo:color="#000000"/>
    </style:style>
    <style:style style:name="P44" style:parent-style-name="Textbody" style:family="paragraph">
      <style:paragraph-properties fo:text-align="center"/>
      <style:text-properties style:font-name="Arial, Verdana, Helvetica, sans" fo:font-weight="bold" style:font-weight-asian="bold" fo:font-style="italic" style:font-style-asian="italic" fo:color="#000000"/>
    </style:style>
    <style:style style:name="P45" style:parent-style-name="Textbody" style:family="paragraph">
      <style:text-properties style:font-name="Arial, Verdana, Helvetica, sans" fo:color="#000000"/>
    </style:style>
    <style:style style:name="P46" style:parent-style-name="Textbody" style:list-style-name="LFO3" style:family="paragraph">
      <style:text-properties style:font-name="Arial, Verdana, Helvetica, sans" fo:color="#000000"/>
    </style:style>
    <style:style style:name="P47" style:parent-style-name="Textbody" style:list-style-name="LFO3" style:family="paragraph">
      <style:text-properties style:font-name="Arial, Verdana, Helvetica, sans" fo:color="#000000" fo:background-color="#00FF00"/>
    </style:style>
    <style:style style:name="P48" style:parent-style-name="Textbody" style:list-style-name="LFO3" style:family="paragraph">
      <style:text-properties style:font-name="Arial, Verdana, Helvetica, sans" fo:color="#000000" fo:background-color="#00FF00"/>
    </style:style>
    <style:style style:name="P49" style:parent-style-name="Textbody" style:list-style-name="LFO3" style:family="paragraph">
      <style:text-properties style:font-name="Arial, Verdana, Helvetica, sans" fo:color="#000000" fo:background-color="#00FF00"/>
    </style:style>
    <style:style style:name="P50" style:parent-style-name="Textbody" style:list-style-name="LFO3" style:family="paragraph">
      <style:text-properties style:font-name="Arial, Verdana, Helvetica, sans" fo:color="#000000"/>
    </style:style>
    <style:style style:name="P51" style:parent-style-name="Textbody" style:list-style-name="LFO3" style:family="paragraph">
      <style:text-properties style:font-name="Arial, Verdana, Helvetica, sans" fo:color="#000000"/>
    </style:style>
    <style:style style:name="P52" style:parent-style-name="Textbody" style:family="paragraph">
      <style:text-properties style:font-name="Arial, Verdana, Helvetica, sans" fo:color="#000000"/>
    </style:style>
    <style:style style:name="P53" style:parent-style-name="Textbody" style:family="paragraph">
      <style:paragraph-properties fo:text-align="center"/>
      <style:text-properties style:font-name="Arial, Verdana, Helvetica, sans" fo:font-weight="bold" style:font-weight-asian="bold" fo:font-style="italic" style:font-style-asian="italic" fo:color="#000000"/>
    </style:style>
    <style:style style:name="T54" style:parent-style-name="Основнойшрифтабзаца" style:family="text">
      <style:text-properties style:font-name="Arial, Verdana, Helvetica, sans" fo:font-weight="bold" style:font-weight-asian="bold" fo:font-style="italic" style:font-style-asian="italic" fo:color="#000000"/>
    </style:style>
    <style:style style:name="T55" style:parent-style-name="Основнойшрифтабзаца" style:family="text">
      <style:text-properties style:font-name="Arial, Verdana, Helvetica, sans" fo:color="#000000"/>
    </style:style>
    <style:style style:name="T56" style:parent-style-name="Основнойшрифтабзаца" style:family="text">
      <style:text-properties style:font-name="Arial, Verdana, Helvetica, sans" fo:color="#000000"/>
    </style:style>
    <style:style style:name="P57" style:parent-style-name="Textbody" style:list-style-name="LFO4" style:family="paragraph">
      <style:text-properties style:font-name="Arial, Verdana, Helvetica, sans" fo:color="#000000"/>
    </style:style>
    <style:style style:name="P58" style:parent-style-name="Textbody" style:list-style-name="LFO4" style:family="paragraph">
      <style:text-properties style:font-name="Arial, Verdana, Helvetica, sans" fo:color="#000000" fo:background-color="#00FF00"/>
    </style:style>
    <style:style style:name="P59" style:parent-style-name="Textbody" style:list-style-name="LFO4" style:family="paragraph">
      <style:text-properties style:font-name="Arial, Verdana, Helvetica, sans" fo:color="#000000"/>
    </style:style>
    <style:style style:name="P60" style:parent-style-name="Textbody" style:family="paragraph">
      <style:text-properties style:font-name="Arial, Verdana, Helvetica, sans" fo:color="#000000"/>
    </style:style>
    <style:style style:name="P61" style:parent-style-name="Textbody" style:family="paragraph">
      <style:paragraph-properties fo:text-align="center"/>
    </style:style>
    <style:style style:name="T62" style:parent-style-name="Основнойшрифтабзаца" style:family="text">
      <style:text-properties style:font-name="Arial, Verdana, Helvetica, sans" fo:color="#000000"/>
    </style:style>
    <style:style style:name="T63" style:parent-style-name="Основнойшрифтабзаца" style:family="text">
      <style:text-properties style:font-name="Arial, Verdana, Helvetica, sans" fo:color="#000000"/>
    </style:style>
    <style:style style:name="T64" style:parent-style-name="Основнойшрифтабзаца" style:family="text">
      <style:text-properties style:font-name="Arial, Verdana, Helvetica, sans" fo:color="#000000"/>
    </style:style>
    <style:style style:name="P65" style:parent-style-name="Textbody" style:list-style-name="LFO5" style:family="paragraph">
      <style:text-properties style:font-name="Arial, Verdana, Helvetica, sans" fo:color="#000000"/>
    </style:style>
    <style:style style:name="P66" style:parent-style-name="Textbody" style:list-style-name="LFO5" style:family="paragraph">
      <style:text-properties style:font-name="Arial, Verdana, Helvetica, sans" fo:color="#000000"/>
    </style:style>
    <style:style style:name="P67" style:parent-style-name="Textbody" style:list-style-name="LFO5" style:family="paragraph">
      <style:text-properties style:font-name="Arial, Verdana, Helvetica, sans" fo:color="#000000"/>
    </style:style>
    <style:style style:name="P68" style:parent-style-name="Textbody" style:list-style-name="LFO5" style:family="paragraph"/>
    <style:style style:name="T69" style:parent-style-name="Основнойшрифтабзаца" style:family="text">
      <style:text-properties style:font-name="Arial, Verdana, Helvetica, sans" fo:color="#000000" fo:background-color="#00FF00"/>
    </style:style>
    <style:style style:name="T70" style:parent-style-name="Основнойшрифтабзаца" style:family="text">
      <style:text-properties style:font-name="Arial, Verdana, Helvetica, sans" fo:color="#000000" fo:background-color="#00FF00"/>
    </style:style>
    <style:style style:name="T71" style:parent-style-name="Основнойшрифтабзаца" style:family="text">
      <style:text-properties style:font-name="Arial, Verdana, Helvetica, sans" fo:color="#000000"/>
    </style:style>
    <style:style style:name="P72" style:parent-style-name="Textbody" style:family="paragraph">
      <style:text-properties style:font-name="Arial, Verdana, Helvetica, sans" fo:color="#000000"/>
    </style:style>
    <style:style style:name="P73" style:parent-style-name="Textbody" style:family="paragraph">
      <style:paragraph-properties fo:text-align="center"/>
      <style:text-properties style:font-name="Arial, Verdana, Helvetica, sans" fo:font-weight="bold" style:font-weight-asian="bold" fo:font-style="italic" style:font-style-asian="italic" fo:color="#000000"/>
    </style:style>
    <style:style style:name="T74" style:parent-style-name="Основнойшрифтабзаца" style:family="text">
      <style:text-properties style:font-name="Arial, Verdana, Helvetica, sans" fo:color="#000000"/>
    </style:style>
    <style:style style:name="T75" style:parent-style-name="Основнойшрифтабзаца" style:family="text">
      <style:text-properties style:font-name="Arial, Verdana, Helvetica, sans" fo:font-weight="bold" style:font-weight-asian="bold" fo:font-style="italic" style:font-style-asian="italic" fo:color="#000000"/>
    </style:style>
    <style:style style:name="T76" style:parent-style-name="Основнойшрифтабзаца" style:family="text">
      <style:text-properties style:font-name="Arial, Verdana, Helvetica, sans" fo:color="#000000"/>
    </style:style>
    <style:style style:name="T77" style:parent-style-name="Основнойшрифтабзаца" style:family="text">
      <style:text-properties style:font-name="Arial, Verdana, Helvetica, sans" fo:color="#000000"/>
    </style:style>
    <style:style style:name="T78" style:parent-style-name="Основнойшрифтабзаца" style:family="text">
      <style:text-properties style:font-name="Arial, Verdana, Helvetica, sans" fo:color="#000000" fo:background-color="#00FF00"/>
    </style:style>
    <style:style style:name="T79" style:parent-style-name="Основнойшрифтабзаца" style:family="text">
      <style:text-properties style:font-name="Arial, Verdana, Helvetica, sans" fo:font-weight="bold" style:font-weight-asian="bold" fo:font-style="italic" style:font-style-asian="italic" fo:color="#000000"/>
    </style:style>
    <style:style style:name="T80" style:parent-style-name="Основнойшрифтабзаца" style:family="text">
      <style:text-properties style:font-name="Arial, Verdana, Helvetica, sans" fo:color="#000000"/>
    </style:style>
    <style:style style:name="T81" style:parent-style-name="Основнойшрифтабзаца" style:family="text">
      <style:text-properties style:font-name="Arial, Verdana, Helvetica, sans" fo:color="#000000"/>
    </style:style>
    <style:style style:name="T82" style:parent-style-name="Основнойшрифтабзаца" style:family="text">
      <style:text-properties style:font-name="Arial, Verdana, Helvetica, sans" fo:color="#000000" fo:background-color="#00FF00"/>
    </style:style>
    <style:style style:name="T83" style:parent-style-name="Основнойшрифтабзаца" style:family="text">
      <style:text-properties style:font-name="Arial, Verdana, Helvetica, sans" fo:font-weight="bold" style:font-weight-asian="bold" fo:font-style="italic" style:font-style-asian="italic" fo:color="#000000"/>
    </style:style>
    <style:style style:name="T84" style:parent-style-name="Основнойшрифтабзаца" style:family="text">
      <style:text-properties style:font-name="Arial, Verdana, Helvetica, sans" fo:color="#000000"/>
    </style:style>
    <style:style style:name="T85" style:parent-style-name="Основнойшрифтабзаца" style:family="text">
      <style:text-properties style:font-name="Arial, Verdana, Helvetica, sans" fo:color="#000000"/>
    </style:style>
    <style:style style:name="T86" style:parent-style-name="Основнойшрифтабзаца" style:family="text">
      <style:text-properties style:font-name="Arial, Verdana, Helvetica, sans" fo:color="#000000" fo:background-color="#00FF00"/>
    </style:style>
    <style:style style:name="T87" style:parent-style-name="Основнойшрифтабзаца" style:family="text">
      <style:text-properties style:font-name="Arial, Verdana, Helvetica, sans" fo:font-weight="bold" style:font-weight-asian="bold" fo:font-style="italic" style:font-style-asian="italic" fo:color="#000000"/>
    </style:style>
    <style:style style:name="T88" style:parent-style-name="Основнойшрифтабзаца" style:family="text">
      <style:text-properties style:font-name="Arial, Verdana, Helvetica, sans" fo:color="#000000"/>
    </style:style>
    <style:style style:name="T89" style:parent-style-name="Основнойшрифтабзаца" style:family="text">
      <style:text-properties style:font-name="Arial, Verdana, Helvetica, sans" fo:color="#000000"/>
    </style:style>
    <style:style style:name="T90" style:parent-style-name="Основнойшрифтабзаца" style:family="text">
      <style:text-properties style:font-name="Arial, Verdana, Helvetica, sans" fo:color="#000000"/>
    </style:style>
    <style:style style:name="T91" style:parent-style-name="Основнойшрифтабзаца" style:family="text">
      <style:text-properties style:font-name="Arial, Verdana, Helvetica, sans" fo:color="#000000" fo:background-color="#00FF00"/>
    </style:style>
    <style:style style:name="T92" style:parent-style-name="Основнойшрифтабзаца" style:family="text">
      <style:text-properties style:font-name="Arial, Verdana, Helvetica, sans" fo:font-weight="bold" style:font-weight-asian="bold" fo:font-style="italic" style:font-style-asian="italic" fo:color="#000000"/>
    </style:style>
    <style:style style:name="T93" style:parent-style-name="Основнойшрифтабзаца" style:family="text">
      <style:text-properties style:font-name="Arial, Verdana, Helvetica, sans" fo:color="#000000"/>
    </style:style>
    <style:style style:name="T94" style:parent-style-name="Основнойшрифтабзаца" style:family="text">
      <style:text-properties style:font-name="Arial, Verdana, Helvetica, sans" fo:color="#000000"/>
    </style:style>
    <style:style style:name="T95" style:parent-style-name="Основнойшрифтабзаца" style:family="text">
      <style:text-properties style:font-name="Arial, Verdana, Helvetica, sans" fo:color="#000000" fo:background-color="#00FF00"/>
    </style:style>
    <style:style style:name="T96" style:parent-style-name="Основнойшрифтабзаца" style:family="text">
      <style:text-properties style:font-name="Arial, Verdana, Helvetica, sans" fo:font-weight="bold" style:font-weight-asian="bold" fo:font-style="italic" style:font-style-asian="italic" fo:color="#000000"/>
    </style:style>
    <style:style style:name="T97" style:parent-style-name="Основнойшрифтабзаца" style:family="text">
      <style:text-properties style:font-name="Arial, Verdana, Helvetica, sans" fo:color="#000000"/>
    </style:style>
    <style:style style:name="T98" style:parent-style-name="Основнойшрифтабзаца" style:family="text">
      <style:text-properties style:font-name="Arial, Verdana, Helvetica, sans" fo:color="#000000" fo:background-color="#00FF00"/>
    </style:style>
    <style:style style:name="T99" style:parent-style-name="Основнойшрифтабзаца" style:family="text">
      <style:text-properties style:font-name="Arial, Verdana, Helvetica, sans" fo:color="#000000" fo:background-color="#00FF00"/>
    </style:style>
    <style:style style:name="T100" style:parent-style-name="Основнойшрифтабзаца" style:family="text">
      <style:text-properties style:font-name="Arial, Verdana, Helvetica, sans" fo:font-weight="bold" style:font-weight-asian="bold" fo:font-style="italic" style:font-style-asian="italic" fo:color="#000000"/>
    </style:style>
    <style:style style:name="T101" style:parent-style-name="Основнойшрифтабзаца" style:family="text">
      <style:text-properties style:font-name="Arial, Verdana, Helvetica, sans" fo:color="#000000"/>
    </style:style>
    <style:style style:name="T102" style:parent-style-name="Основнойшрифтабзаца" style:family="text">
      <style:text-properties style:font-name="Arial, Verdana, Helvetica, sans" fo:color="#000000"/>
    </style:style>
    <style:style style:name="T103" style:parent-style-name="Основнойшрифтабзаца" style:family="text">
      <style:text-properties style:font-name="Arial, Verdana, Helvetica, sans" fo:color="#000000" fo:background-color="#00FF00"/>
    </style:style>
  </office:automatic-styles>
  <office:body>
    <office:text text:use-soft-page-breaks="true">
      <text:p text:style-name="P1">Правильность программ</text:p>
      <text:p text:style-name="Standard"/>
      <text:p text:style-name="Standard"><text:span text:style-name="T2">Введите через пробел в порядке возрастания номера истинных правил следствия.</text:span><text:line-break/><text:span text:style-name="T3">1) Если {A}S{B}и C </text:span><text:bookmark-start text:name="MathJax-Span-1"/><text:bookmark-start text:name="MathJax-Span-2"/><text:bookmark-start text:name="MathJax-Span-3"/><text:bookmark-start text:name="MathJax-Span-4"/><text:bookmark-end text:name="MathJax-Span-1"/><text:bookmark-end text:name="MathJax-Span-2"/><text:bookmark-end text:name="MathJax-Span-3"/><text:bookmark-end text:name="MathJax-Span-4"/><text:span text:style-name="T4">⇒</text:span><text:span text:style-name="T5"> </text:span><text:span text:style-name="T6">A, то {C}S{B}</text:span><text:line-break/><text:line-break/><text:span text:style-name="T7">2) Если {A}S{B}и C </text:span><text:bookmark-start text:name="MathJax-Span-5"/><text:bookmark-start text:name="MathJax-Span-6"/><text:bookmark-start text:name="MathJax-Span-7"/><text:bookmark-start text:name="MathJax-Span-8"/><text:bookmark-end text:name="MathJax-Span-5"/><text:bookmark-end text:name="MathJax-Span-6"/><text:bookmark-end text:name="MathJax-Span-7"/><text:bookmark-end text:name="MathJax-Span-8"/><text:span text:style-name="T8">⇒</text:span><text:span text:style-name="T9"> </text:span><text:span text:style-name="T10">A, то {A}S{C}</text:span><text:line-break/><text:line-break/><text:span text:style-name="T11">3) Если<text:s/></text:span><text:span text:style-name="T12">{A}S{B}и B </text:span><text:bookmark-start text:name="MathJax-Span-9"/><text:bookmark-start text:name="MathJax-Span-10"/><text:bookmark-start text:name="MathJax-Span-11"/><text:bookmark-start text:name="MathJax-Span-12"/><text:bookmark-end text:name="MathJax-Span-9"/><text:bookmark-end text:name="MathJax-Span-10"/><text:bookmark-end text:name="MathJax-Span-11"/><text:bookmark-end text:name="MathJax-Span-12"/><text:span text:style-name="T13">⇒</text:span><text:span text:style-name="T14"> </text:span><text:span text:style-name="T15">C, то {C}S{A}</text:span><text:line-break/><text:line-break/><text:span text:style-name="T16">4) Если {A}S{B}и C </text:span><text:bookmark-start text:name="MathJax-Span-13"/><text:bookmark-start text:name="MathJax-Span-14"/><text:bookmark-start text:name="MathJax-Span-15"/><text:bookmark-start text:name="MathJax-Span-16"/><text:bookmark-end text:name="MathJax-Span-13"/><text:bookmark-end text:name="MathJax-Span-14"/><text:bookmark-end text:name="MathJax-Span-15"/><text:bookmark-end text:name="MathJax-Span-16"/><text:span text:style-name="T17">⇒</text:span><text:span text:style-name="T18"> </text:span><text:span text:style-name="T19">A, то {C}S{A}</text:span><text:line-break/><text:line-break/><text:span text:style-name="T20">5) Если {A}S{B}и B </text:span><text:bookmark-start text:name="MathJax-Span-17"/><text:bookmark-start text:name="MathJax-Span-18"/><text:bookmark-start text:name="MathJax-Span-19"/><text:bookmark-start text:name="MathJax-Span-20"/><text:bookmark-end text:name="MathJax-Span-17"/><text:bookmark-end text:name="MathJax-Span-18"/><text:bookmark-end text:name="MathJax-Span-19"/><text:bookmark-end text:name="MathJax-Span-20"/><text:span text:style-name="T21">⇒</text:span><text:span text:style-name="T22"> </text:span><text:span text:style-name="T23">C, то {B}S{C}</text:span><text:line-break/><text:line-break/><text:span text:style-name="T24">6) Если {A}S{B}и B </text:span><text:bookmark-start text:name="MathJax-Span-21"/><text:bookmark-start text:name="MathJax-Span-22"/><text:bookmark-start text:name="MathJax-Span-23"/><text:bookmark-start text:name="MathJax-Span-24"/><text:bookmark-end text:name="MathJax-Span-21"/><text:bookmark-end text:name="MathJax-Span-22"/><text:bookmark-end text:name="MathJax-Span-23"/><text:bookmark-end text:name="MathJax-Span-24"/><text:span text:style-name="T25">⇒</text:span><text:span text:style-name="T26"> </text:span><text:span text:style-name="T27">C, то {A}S{C}</text:span></text:p>
      <text:p text:style-name="Standard"/>
      <text:p text:style-name="Standard"/>
      <text:p text:style-name="P28">Методы разработки программного обеспечения</text:p>
      <text:p text:style-name="P29"/>
      <text:p text:style-name="P30">Какие операторы языка PDL используются для осуществления выбора?</text:p>
      <text:list text:style-name="LFO1" text:continue-numbering="true">
        <text:list-item>
          <text:p text:style-name="P31">PUT</text:p>
        </text:list-item>
        <text:list-item>
          <text:p text:style-name="P32">DO CASE — ELSE</text:p>
        </text:list-item>
        <text:list-item>
          <text:p text:style-name="P33">DECLARE.</text:p>
        </text:list-item>
        <text:list-item>
          <text:p text:style-name="P34">RETURN.</text:p>
        </text:list-item>
        <text:list-item>
          <text:p text:style-name="P35">IF-THEN-ELSE.</text:p>
        </text:list-item>
        <text:list-item>
          <text:p text:style-name="P36">DO WHILE</text:p>
        </text:list-item>
      </text:list>
      <text:p text:style-name="P37">Методы управления проектированием программных изделий</text:p>
      <text:p text:style-name="P38">В чем заключается основная цель управления проектированием программных изделий?</text:p>
      <text:list text:style-name="LFO2" text:continue-numbering="true">
        <text:list-item>
          <text:p text:style-name="P39">Организовать обслуживание разработки программного изделия.</text:p>
        </text:list-item>
        <text:list-item>
          <text:p text:style-name="P40">Организовать<text:s/>и связать взаимодействие исполнителей при создании программного продукта.</text:p>
        </text:list-item>
        <text:list-item>
          <text:p text:style-name="P41">Организовать планирование разработок программного изделия.</text:p>
        </text:list-item>
      </text:list>
      <text:p text:style-name="P42"/>
      <text:p text:style-name="P43"/>
      <text:p text:style-name="P44">Технология разработки программ</text:p>
      <text:p text:style-name="P45">Какие технологии из перечисленных используются при разработке программ?</text:p>
      <text:list text:style-name="LFO3" text:continue-numbering="true">
        <text:list-item>
          <text:p text:style-name="P46">Управления проектированием программного изделия.</text:p>
        </text:list-item>
        <text:list-item>
          <text:p text:style-name="P47">Динамическое программирование.</text:p>
        </text:list-item>
        <text:list-item>
          <text:p text:style-name="P48">Алгоритм выбора из конечного состояния.</text:p>
        </text:list-item>
        <text:list-item>
          <text:p text:style-name="P49">Сопрограммы.</text:p>
        </text:list-item>
        <text:list-item>
          <text:p text:style-name="P50">Доказательства правильности программ.</text:p>
        </text:list-item>
        <text:list-item>
          <text:p text:style-name="P51">Эксплуатация и сопровождение.</text:p>
        </text:list-item>
      </text:list>
      <text:p text:style-name="P52"/>
      <text:p text:style-name="P53">Методы разработки программного обеспечения как научная дисциплина</text:p>
      <text:p text:style-name="Textbody"><text:span text:style-name="T54"><text:line-break/></text:span><text:span text:style-name="T55">Методы</text:span><text:span text:style-name="T56"><text:s/>управления разработкой…</text:span></text:p>
      <text:list text:style-name="LFO4" text:continue-numbering="true">
        <text:list-item>
          <text:p text:style-name="P57">охватывают технические приемы работы программистов, способствующие повышению производительности их труда;</text:p>
        </text:list-item>
        <text:list-item>
          <text:p text:style-name="P58">применяются для эффективной организации работы исполнителей;</text:p>
        </text:list-item>
        <text:list-item>
          <text:p text:style-name="P59">должны учитывать требования различных заказчиков и включать средства индикации, тестирования и устранения ошибок, применяемые для корректировки систем.</text:p>
        </text:list-item>
      </text:list>
      <text:p text:style-name="P60"/>
      <text:p text:style-name="P61"><text:span text:style-name="T62">Тестирование</text:span></text:p>
      <text:p text:style-name="Textbody"><text:span text:style-name="T63"><text:line-break/></text:span><text:span text:style-name="T64">Какие из приведенных определений наиболее полно характеризуют тестирование? Отметьте их.</text:span></text:p>
      <text:list text:style-name="LFO5" text:continue-numbering="true">
        <text:list-item>
          <text:p text:style-name="P65">Тестирование представляет собой процесс, демонстрирующий отсутствие ошибок в программе.</text:p>
        </text:list-item>
        <text:list-item>
          <text:p text:style-name="P66">Цель тестирования - показать, что программа корректно исполняет предусмотренные функции.</text:p>
        </text:list-item>
        <text:list-item>
          <text:p text:style-name="P67">Тестирование - это процесс, позволяющий убедиться в том, что программа выполняет свое назначение.</text:p>
        </text:list-item>
        <text:list-item>
          <text:p text:style-name="P68"><text:span text:style-name="T69">Тестирование - это процесс исполнения програм</text:span><text:span text:style-name="T70">мы с целью обнаружения ошибок</text:span><text:span text:style-name="T71">.</text:span></text:p>
        </text:list-item>
      </text:list>
      <text:p text:style-name="P72"/>
      <text:p text:style-name="P73">Этапы разработки программного обеспечения</text:p>
      <text:p text:style-name="Textbody"><text:span text:style-name="T74">Укажите порядок через точку с запятой следования этапов разработки больших программных систем.</text:span><text:span text:style-name="T75"><text:line-break/></text:span><text:span text:style-name="T76">1) Кодирование.</text:span><text:span text:style-name="T77"><text:s/></text:span><text:span text:style-name="T78">4</text:span><text:span text:style-name="T79"><text:line-break/></text:span><text:span text:style-name="T80">2) Определение спецификаций.</text:span><text:span text:style-name="T81"><text:s/></text:span><text:span text:style-name="T82">2</text:span><text:span text:style-name="T83"><text:line-break/></text:span><text:span text:style-name="T84">3) Комплексное тестирование.</text:span><text:span text:style-name="T85"><text:s/></text:span><text:span text:style-name="T86">6</text:span><text:span text:style-name="T87"><text:line-break/></text:span><text:span text:style-name="T88">4)<text:s/></text:span><text:span text:style-name="T89">Проектирование.</text:span><text:span text:style-name="T90"><text:s/></text:span><text:span text:style-name="T91">3</text:span><text:span text:style-name="T92"><text:line-break/></text:span><text:span text:style-name="T93">5) Aвтономное тестирование.</text:span><text:span text:style-name="T94"><text:s/></text:span><text:span text:style-name="T95">5</text:span><text:span text:style-name="T96"><text:line-break/></text:span><text:span text:style-name="T97">6) Анализ требований</text:span><text:span text:style-name="T98">.</text:span><text:span text:style-name="T99"><text:s/>1</text:span><text:span text:style-name="T100"><text:line-break/></text:span><text:span text:style-name="T101">7) Эксплуатация и сопровождение.</text:span><text:span text:style-name="T102"><text:s/></text:span><text:span text:style-name="T103">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, Verdana, Helvetica, sans" svg:font-family="Arial, Verdana, Helvetica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benshchikov Oleg</dc:creator>
    <meta:creation-date>2018-10-24T21:34:00Z</meta:creation-date>
    <dc:date>2018-10-25T12:55:00Z</dc:date>
    <meta:template xlink:href="Normal.dotm" xlink:type="simple"/>
    <meta:editing-cycles>2</meta:editing-cycles>
    <meta:editing-duration>PT11100S</meta:editing-duration>
    <meta:document-statistic meta:page-count="2" meta:paragraph-count="4" meta:word-count="347" meta:character-count="2327" meta:row-count="16" meta:non-whitespace-character-count="1984"/>
  </office:meta>
</office:document-meta>
</file>